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(Title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ormat:</text:span></text:p>
            <text:p><text:span text:style-name="T2"/></text:p>
            <text:p><text:span text:style-name="T2"><text:s/></text:span><text:span text:style-name="T2">Application Domain or Setting for Use (1 slide)</text:span></text:p>
            <text:p><text:span text:style-name="T2"><text:s text:c="8"/></text:span><text:span text:style-name="T2">User Tasks and How Vis will help (1 slide)</text:span></text:p>
            <text:p><text:span text:style-name="T2"><text:s text:c="8"/></text:span><text:span text:style-name="T2">InfoVis Elements, e.g. Formalisms, Focus+Context, etc.) (1 slide)</text:span></text:p>
            <text:p><text:span text:style-name="T2"><text:s text:c="8"/></text:span><text:span text:style-name="T2">Design Sketches (? slides)</text:span></text:p>
            <text:p><text:span text:style-name="T2"><text:s text:c="8"/></text:span><text:span text:style-name="T2">Technology (Systems, Languages, Libraries) (1 slide)</text:span></text:p>
            <text:p><text:span text:style-name="T2"><text:s text:c="8"/></text:span><text:span text:style-name="T2">Status, Prototypes, Whatever is Working (? slides)</text:span></text:p>
            <text:p><text:span text:style-name="T2"><text:s text:c="8"/></text:span><text:span text:style-name="T2">Discussion (1 slide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30:12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</officeooo:annotation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xploring a proof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12:32</dc:date>
          <text:p>User tasks and how vis will help</text:p>
          <text:p/>
          <text:p>---</text:p>
          <text:p/>
          <text:p>Have some of tutorial in here too? Figure out how to split across Application Domain and User Tasks</text:p>
        </officeooo:annotation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Sketche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06</dc:date>
          <text:p>? slides</text:p>
        </officeooo:annotation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6T15:28:30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</officeooo:annotation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5H41M2S</meta:editing-duration>
    <meta:editing-cycles>18</meta:editing-cycles>
    <dc:date>2018-11-27T12:06:55.04</dc:date>
    <meta:generator>OpenOffice/4.1.5$Win32 OpenOffice.org_project/415m1$Build-9789</meta:generator>
    <meta:document-statistic meta:object-count="53"/>
  </office:meta>
</office:document-meta>
</file>